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alibri" fo:font-size="12pt" fo:font-weight="bold" style:font-size-asian="12pt" style:language-asian="es" style:country-asian="ES" style:font-weight-asian="bold" style:font-name-complex="Calibri" style:font-size-complex="12pt"/>
    </style:style>
    <style:style style:name="P2" style:family="paragraph" style:parent-style-name="Standard">
      <style:text-properties fo:color="#000000" style:font-name="Calibri" fo:font-size="12pt" style:font-size-asian="12pt" style:language-asian="es" style:country-asian="ES" style:font-name-complex="Calibri" style:font-size-complex="12pt"/>
    </style:style>
    <style:style style:name="P3" style:family="paragraph" style:parent-style-name="Standard"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Calibri" fo:font-size="12pt" style:font-size-asian="12pt" style:font-size-complex="12pt"/>
    </style:style>
    <style:style style:name="P5" style:family="paragraph" style:parent-style-name="Standard">
      <style:text-properties style:font-name="Calibri" fo:font-size="12pt" style:font-size-asian="12pt" style:font-name-complex="Calibri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2pt" style:font-size-asian="12pt" style:font-name-complex="Calibri" style:font-size-complex="12pt"/>
    </style:style>
    <style:style style:name="P7" style:family="paragraph" style:parent-style-name="Standard">
      <style:text-properties style:font-name="Calibri" fo:font-size="12pt" fo:font-weight="bold" style:font-size-asian="12pt" style:font-weight-asian="bold" style:font-name-complex="Calibri" style:font-size-complex="12pt" style:font-weight-complex="bold"/>
    </style:style>
    <style:style style:name="P8" style:family="paragraph" style:parent-style-name="Standard">
      <style:text-properties style:font-name="Calibri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libri" style:font-name-complex="Calibri"/>
    </style:style>
    <style:style style:name="P10" style:family="paragraph" style:parent-style-name="Standard">
      <style:paragraph-properties fo:margin-left="0cm" fo:margin-right="-0.086cm" fo:text-align="justify" style:justify-single-word="false" fo:text-indent="0cm" style:auto-text-indent="false"/>
      <style:text-properties style:font-name="Calibri" style:font-name-complex="Calibri"/>
    </style:style>
    <style:style style:name="P11" style:family="paragraph" style:parent-style-name="Preformatted_20_Text">
      <style:paragraph-properties fo:margin-left="0cm" fo:margin-right="-0.086cm" fo:margin-top="0cm" fo:margin-bottom="0.499cm" loext:contextual-spacing="false" fo:text-align="justify" style:justify-single-word="false" fo:text-indent="0cm" style:auto-text-indent="false"/>
      <style:text-properties style:font-name="Calibri" style:font-name-complex="Calibri"/>
    </style:style>
    <style:style style:name="P12" style:family="paragraph" style:parent-style-name="Texto_20_independiente_20_21">
      <style:paragraph-properties fo:margin-left="0cm" fo:margin-right="-0.086cm" fo:text-align="justify" style:justify-single-word="false" fo:text-indent="0cm" style:auto-text-indent="false"/>
    </style:style>
    <style:style style:name="P13" style:family="paragraph" style:parent-style-name="Sin_20_espaciado">
      <style:text-properties style:font-name="Calibri" fo:font-size="12pt" style:font-size-asian="12pt" style:font-size-complex="12pt"/>
    </style:style>
    <style:style style:name="P14" style:family="paragraph" style:parent-style-name="Preformatted_20_Text">
      <style:text-properties style:font-name="Courier 10 Pitch" fo:font-size="10pt" style:font-size-asian="10pt" style:font-size-complex="10pt"/>
    </style:style>
    <style:style style:name="P15" style:family="paragraph" style:parent-style-name="Standard">
      <style:text-properties fo:color="#000000" style:font-name="Calibri" fo:font-size="12pt" fo:font-style="normal" fo:font-weight="normal" officeooo:rsid="001e9d92" style:font-size-asian="12pt" style:language-asian="es" style:country-asian="ES" style:font-style-asian="normal" style:font-weight-asian="normal" style:font-name-complex="Calibri" style:font-size-complex="12pt" style:font-style-complex="normal" style:font-weight-complex="normal"/>
    </style:style>
    <style:style style:name="P16" style:family="paragraph" style:parent-style-name="Standard">
      <style:text-properties fo:color="#000000" style:font-name="Calibri" fo:font-size="12pt" fo:font-style="normal" fo:font-weight="normal" officeooo:rsid="001e9d92" officeooo:paragraph-rsid="001e9d92" style:font-size-asian="12pt" style:language-asian="es" style:country-asian="ES" style:font-style-asian="normal" style:font-weight-asian="normal" style:font-name-complex="Calibri" style:font-size-complex="12pt" style:font-style-complex="normal" style:font-weight-complex="normal"/>
    </style:style>
    <style:style style:name="P17" style:family="paragraph" style:parent-style-name="Standard">
      <style:text-properties fo:color="#000000" style:font-name="Calibri" fo:font-size="12pt" fo:font-weight="bold" officeooo:rsid="001e9d92" officeooo:paragraph-rsid="001e9d92" style:font-size-asian="12pt" style:language-asian="es" style:country-asian="ES" style:font-weight-asian="bold" style:font-name-complex="Calibri" style:font-size-complex="12pt" style:font-weight-complex="bold"/>
    </style:style>
    <style:style style:name="T1" style:family="text">
      <style:text-properties fo:color="#000000" style:font-name="Calibri" fo:font-size="12pt" style:text-underline-style="solid" style:text-underline-width="auto" style:text-underline-color="font-color" style:font-size-asian="12pt" style:font-name-complex="Calibri" style:font-size-complex="12pt"/>
    </style:style>
    <style:style style:name="T2" style:family="text">
      <style:text-properties fo:color="#000000" style:font-name="Calibri" fo:font-size="12pt" style:text-underline-style="solid" style:text-underline-width="auto" style:text-underline-color="font-color" fo:font-weight="bold" style:font-size-asian="12pt" style:font-weight-asian="bold" style:font-name-complex="Calibri" style:font-size-complex="12pt" style:font-weight-complex="bold"/>
    </style:style>
    <style:style style:name="T3" style:family="text">
      <style:text-properties fo:color="#000000"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color="#000000" style:font-name="Calibri" fo:font-size="12pt" style:text-underline-style="none" style:font-size-asian="12pt" style:font-size-complex="12pt"/>
    </style:style>
    <style:style style:name="T5" style:family="text">
      <style:text-properties fo:color="#000000" style:language-asian="es" style:country-asian="ES" style:font-name-complex="Calibri"/>
    </style:style>
    <style:style style:name="T6" style:family="text">
      <style:text-properties fo:color="#000000" fo:background-color="#eeffcc" loext:char-shading-value="0" style:language-asian="es" style:country-asian="ES" style:font-name-complex="Calibri"/>
    </style:style>
    <style:style style:name="T7" style:family="text">
      <style:text-properties fo:color="#000000" style:font-name-complex="Calibri"/>
    </style:style>
    <style:style style:name="T8" style:family="text">
      <style:text-properties fo:color="#000000" fo:font-weight="bold" style:font-weight-asian="bold" style:font-name-complex="Calibri"/>
    </style:style>
    <style:style style:name="T9" style:family="text">
      <style:text-properties fo:color="#000000" fo:font-size="12pt" style:text-underline-style="none" style:font-size-asian="12pt" style:font-size-complex="12pt"/>
    </style:style>
    <style:style style:name="T10" style:family="text">
      <style:text-properties fo:color="#00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1" style:family="text">
      <style:text-properties style:font-name-complex="Calibri"/>
    </style:style>
    <style:style style:name="T12" style:family="text">
      <style:text-properties fo:font-weight="bold" style:font-weight-asian="bold" style:font-name-complex="Calibr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8">EJERCICIOS REPASO FICHEROS TEXTO </text:p>
      <text:p text:style-name="P3"/>
      <text:p text:style-name="P3">EJERCICIO 1</text:p>
      <text:p text:style-name="P4"><text:span text:style-name="T11">Pedir </text:span><text:span text:style-name="T12">por teclado</text:span><text:span text:style-name="T11"> distintos nombres, crearemos una lista llamada NAMES con dichos valores. Una vez tenemos esa lista debemos serializarla en <text:s/>un fichero llamado names.dat. </text:span></text:p>
      <text:p text:style-name="P5">Debemos comprobar que la serialización es correcta. Leer y escribir. </text:p>
      <text:p text:style-name="P5">Una vez hayamos leido los datos debemos devolver :</text:p>
      <text:p text:style-name="P5"/>
      <text:p text:style-name="P4"><text:span text:style-name="T5">Lista que rellenamos names</text:span><text:span text:style-name="T6"> </text:span><text:span text:style-name="T5">=</text:span><text:span text:style-name="T6"> </text:span><text:span text:style-name="T5">['Anne',</text:span><text:span text:style-name="T6"> </text:span><text:span text:style-name="T5">'Amy',</text:span><text:span text:style-name="T6"> </text:span><text:span text:style-name="T5">'Bob',</text:span><text:span text:style-name="T6"> </text:span><text:span text:style-name="T5">'David',</text:span><text:span text:style-name="T6"> </text:span><text:span text:style-name="T5">'Carrie'']</text:span></text:p>
      <text:p text:style-name="P1">Resultado:</text:p>
      <text:p text:style-name="P2"><text:s/>[['Anne', 'A', 4], ['Amy', 'A', 3], ['Bob', 'B', 3], ['David', 'D', 5], ['Carrie', 'C', 6]]</text:p>
      <text:p text:style-name="P15"/>
      <text:p text:style-name="P12"><text:span text:style-name="article_5f_seperator"><text:span text:style-name="T1"/></text:span></text:p>
      <text:p text:style-name="P12"><text:span text:style-name="article_5f_seperator"><text:span text:style-name="T1">EJERCICIO 2</text:span></text:span></text:p>
      <text:p text:style-name="P12"><text:span text:style-name="article_5f_seperator"><text:span text:style-name="T1"/></text:span></text:p>
      <text:p text:style-name="P13"><text:span text:style-name="T7">En algunas redes sociales, existen palabras prohibidas las cuales deben ser censuradas. Diseñe una función </text:span><text:span text:style-name="T8">llamada palabras_Censuradas</text:span><text:span text:style-name="T7"> que reciba un fichero donde tenemos todas las palabras que ha escrito un usuario , y un segundo fichero con las que deben ser censuradas (LA RELLENAMOS POR TECLADO), y retorna un tercer fichero con las listas que hemos quitado del primer .</text:span></text:p>
      <text:p text:style-name="P12"><text:span text:style-name="article_5f_seperator"><text:span text:style-name="T1"/></text:span></text:p>
      <text:p text:style-name="P12"><text:span text:style-name="article_5f_seperator"><text:span text:style-name="T1"/></text:span></text:p>
      <text:p text:style-name="P12"><text:span text:style-name="article_5f_seperator"><text:span text:style-name="T1">EJERCICIO 3. </text:span></text:span></text:p>
      <text:p text:style-name="P6">Vamos a pasar tres ficheros por teclado y luego dichos ficheros como parámetro en una función “conca”. Dicha función debe concatenar los dos primeros, si son ficheros, en el tercer si también lo es.</text:p>
      <text:p text:style-name="P6">Una vez concatenados la función pintará el tercer fichero para ver el resultado</text:p>
      <text:p text:style-name="P10"><text:span text:style-name="article_5f_seperator"><text:span text:style-name="T2"/></text:span></text:p>
      <text:p text:style-name="P10"><text:span text:style-name="article_5f_seperator"><text:span text:style-name="T3">EJERCICIO 4.</text:span></text:span></text:p>
      <text:p text:style-name="P5">Por ejemplo, supongamos que tenemos el archivo mensaje .txt que tiene el siguiente contenido:</text:p>
      <text:p text:style-name="P7">Puro Aire</text:p>
      <text:p text:style-name="P7">es tu cielo azulado</text:p>
      <text:p text:style-name="P7">puras brisas</text:p>
      <text:p text:style-name="P7">te cruzan también.</text:p>
      <text:p text:style-name="P7"/>
      <text:p text:style-name="P5">El archivo tiene cuatro líneas. Cada línea termina con un salto de línea (\n), que indica que a continuación comienza una línea nueva.</text:p>
      <text:p text:style-name="P10"><text:span text:style-name="Fuente_20_de_20_párrafo_20_predeter."><text:span text:style-name="T4">Se nos pide crear una función a la que le pasaremos el fichero que contiene ese mensaje y nos debe pintar la primera letra de cada línea. Guardaremos esa información dentro de colección que deberemos serializar en un fichero llamado Iniciales. Dat</text:span></text:span></text:p>
      <text:p text:style-name="P10"><text:span text:style-name="Fuente_20_de_20_párrafo_20_predeter."><text:span text:style-name="T4"/></text:span></text:p>
      <text:p text:style-name="P10"><text:span text:style-name="Fuente_20_de_20_párrafo_20_predeter."><text:span text:style-name="T3">EJERCICIO 5.</text:span></text:span></text:p>
      <text:p text:style-name="P9">Crear una función a la que le pasamos una frase y la debe trocear para poderla guardar en un fichero.</text:p>
      <text:p text:style-name="P10"><text:span text:style-name="Fuente_20_de_20_párrafo_20_predeter."><text:span text:style-name="T9">Serializar la frase troceada en el fichero y recuperarla </text:span></text:span></text:p>
      <text:p text:style-name="P10"><text:soft-page-break/><text:span text:style-name="Fuente_20_de_20_párrafo_20_predeter."><text:span text:style-name="T9"/></text:span></text:p>
      <text:p text:style-name="P10"><text:span text:style-name="Fuente_20_de_20_párrafo_20_predeter."><text:span text:style-name="T9"/></text:span></text:p>
      <text:p text:style-name="P10"><text:span text:style-name="Fuente_20_de_20_párrafo_20_predeter."><text:span text:style-name="T9"/></text:span></text:p>
      <text:p text:style-name="P10"><text:span text:style-name="Fuente_20_de_20_párrafo_20_predeter."><text:span text:style-name="T10">EJERCICIO 6. </text:span></text:span></text:p>
      <text:p text:style-name="P10"><text:span text:style-name="Fuente_20_de_20_párrafo_20_predeter."><text:span text:style-name="T9"/></text:span></text:p>
      <text:p text:style-name="P10"><text:span text:style-name="Fuente_20_de_20_párrafo_20_predeter."><text:span text:style-name="T9">iNDICA QUE DEVULEVE EL SIGUIENTE CODIGO </text:span></text:span></text:p>
      <text:p text:style-name="P14">with open(fname, 'rt') as fh:</text:p>
      <text:p text:style-name="Preformatted_20_Text"><text:s text:c="4"/>cl = cw = cc = 0</text:p>
      <text:p text:style-name="Preformatted_20_Text"><text:s text:c="4"/>for linea in fh:</text:p>
      <text:p text:style-name="Preformatted_20_Text"><text:s text:c="8"/>cl += 1</text:p>
      <text:p text:style-name="Preformatted_20_Text"><text:s text:c="8"/>cc += len(linea)</text:p>
      <text:p text:style-name="Preformatted_20_Text"><text:s text:c="8"/>cw += len(linea.split())</text:p>
      <text:p text:style-name="Preformatted_20_Text"/>
      <text:p text:style-name="Preformatted_20_Text">print( cl)</text:p>
      <text:p text:style-name="Preformatted_20_Text">print( cw)</text:p>
      <text:p text:style-name="P11"><text:span text:style-name="Fuente_20_de_20_párrafo_20_predeter."><text:span text:style-name="T9">print(" <text:s/>cc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1" style:display-name="Texto independiente 21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ffffff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Sin_20_espaciado" style:display-name="Sin espaciado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article_5f_seperator" style:display-name="article_seperator" style:family="text"/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1S</meta:editing-duration>
    <meta:editing-cycles>5</meta:editing-cycles>
    <meta:generator>LibreOffice/6.1.0.3$Windows_X86_64 LibreOffice_project/efb621ed25068d70781dc026f7e9c5187a4decd1</meta:generator>
    <dc:date>2019-01-14T17:16:38.740000000</dc:date>
    <meta:document-statistic meta:table-count="0" meta:image-count="0" meta:object-count="0" meta:page-count="2" meta:paragraph-count="35" meta:word-count="349" meta:character-count="2122" meta:non-whitespace-character-count="1766"/>
    <meta:user-defined meta:name="Info 1"/>
    <meta:user-defined meta:name="Info 2"/>
    <meta:user-defined meta:name="Info 3"/>
    <meta:user-defined meta:name="Info 4"/>
  </office:meta>
</office:document-meta>
</file>